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1-B2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DIDIER Baptiste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LAFAY Mehdi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HADDOUCHI Aylan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 office:value-type="string" calcext:value-type="string">
            <text:p>DUARTE Antoine</text:p>
          </table:table-cell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sae2345grp11.pythonanywhere.com/" xlink:type="simple">https://sae2345grp11.pythonanywhere.com/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3:45:25.7438314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44:46.179924144</meta:creation-date>
    <dc:date>2025-01-25T13:46:58.924895576</dc:date>
    <meta:editing-duration>PT7M35S</meta:editing-duration>
    <meta:editing-cycles>2</meta:editing-cycles>
    <meta:generator>LibreOffice/24.8.2.1$Linux_X86_64 LibreOffice_project/480$Build-1</meta:generator>
    <meta:document-statistic meta:table-count="1" meta:cell-count="18" meta:object-count="0"/>
  </office:meta>
</office:document-meta>
</file>